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EntityResultHandlerTests.handleWithPres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ponseEntityResultHandlerTests.responseEntity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ponseEntityResultHandlerTests.handleReturnValue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EntityResultHandlerTests.handleReturnValueETagAnd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ponseEntityResultHandlerTests.handleWithObjectMapperByTypeRegist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sponseEntityResultHandlerTests.assertConditionalResponse( MockServerWebExchange exchange , HttpStatus status , String body , String etag , Instant lastModifi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Controller.flux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ponseEntityResultHandlerTests.htt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ponseEntityResultHandlerTests.handleWithProducibleContentTypeShouldFailWithServe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ponseEntityResultHandlerTests.handleMonoWithWildcardBod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EntityResultHandlerTests.testHandle( Object returnValue ,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ponseEntityResultHandlerTests.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ponseEntityResultHandlerTests.doesNot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EntityResultHandlerTests.create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EntityResultHandlerTests.defaul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ponseEntityResultHandlerTests.responseEntit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ponseEntityResultHandlerTests.handleWithPresetContentTypeShouldFailWithServe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Controller.complet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ponseEntityResultHandlerTests.handleReturnValueChangedETagAnd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Controller.responseEntity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ponseEntityResultHandlerTests.malformedAccep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Controller.htt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ponseEntityResultHandlerTests.handleMonoWithWildcardBodyTypeAndNull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EntityResultHandlerTests.handleProblem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Controller.responseEnti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ponseEntityResultHandlerTests.assertResponseBody( MockServerWebExchange exchange , String response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ResultHandlerTests.entity( Class &lt; ? &gt;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responseEntity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problem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erro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ponseEntityResultHandlerTests.handleReturnValueEtagInvalidIfNon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Controller.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ResultHandlerTests.handleErro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ponseEntityResultHandlerTests.handleResponseEntityWithNull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EntityResultHandlerTests.assertResponseBodyIsEmpty( Mock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ResultHandlerTests.handleRetur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ponseEntityResultHandlerTests.handleReturnValue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ponseEntityResultHandlerTests.handlerResult( Object returnValue ,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monoResponseEntity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